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/>
    <style:font-face style:name="Perpetua" svg:font-family="Perpetua"/>
    <style:font-face style:name="Tahoma" svg:font-family="Tahoma"/>
    <style:font-face style:name="CloisterOpenFace BT" svg:font-family="'CloisterOpenFace BT'" style:font-pitch="variable"/>
    <style:font-face style:name="Gentium" svg:font-family="Gentium" style:font-pitch="variable"/>
    <style:font-face style:name="runes-germanic-kern-cc" svg:font-family="runes-germanic-kern-cc" style:font-pitch="variable"/>
  </office:font-face-decls>
  <office:automatic-styles>
    <style:style style:name="GermanicRunes" style:family="table">
      <style:table-properties style:width="16.992cm" table:align="left"/>
    </style:style>
    <style:style style:name="GermanicRunes.A" style:family="table-column">
      <style:table-column-properties style:column-width="2.124cm"/>
    </style:style>
    <style:style style:name="GermanicRunes.D" style:family="table-column">
      <style:table-column-properties style:column-width="2.125cm"/>
    </style:style>
    <style:style style:name="GermanicRunes.G" style:family="table-column">
      <style:table-column-properties style:column-width="2.122cm"/>
    </style:style>
    <style:style style:name="GermanicRun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rmanicRunes.E1" style:family="table-cell">
      <style:table-cell-properties style:border-line-width-left="0.035cm 0.035cm 0.035cm" fo:padding="0.097cm" fo:border-left="0.106cm double #000000" fo:border-right="0.002cm solid #000000" fo:border-top="0.002cm solid #000000" fo:border-bottom="0.002cm solid #000000"/>
    </style:style>
    <style:style style:name="GermanicRunes.G1" style:family="table-cell">
      <style:table-cell-properties fo:padding="0.097cm" fo:border="0.002cm solid #000000"/>
    </style:style>
    <style:style style:name="GermanicRunes.A2" style:family="table-cell">
      <style:table-cell-properties fo:padding="0.097cm" fo:border-left="0.002cm solid #000000" fo:border-right="none" fo:border-top="none" fo:border-bottom="0.002cm solid #000000"/>
    </style:style>
    <style:style style:name="GermanicRunes.E2" style:family="table-cell">
      <style:table-cell-properties style:border-line-width-left="0.035cm 0.035cm 0.035cm" fo:padding="0.097cm" fo:border-left="0.106cm double #000000" fo:border-right="0.002cm solid #000000" fo:border-top="none" fo:border-bottom="0.002cm solid #000000"/>
    </style:style>
    <style:style style:name="GermanicRunes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variant="small-caps" style:font-name="CloisterOpenFace BT" fo:font-size="36pt" style:font-size-asian="36pt" style:font-size-complex="36pt"/>
    </style:style>
    <style:style style:name="P2" style:family="paragraph" style:parent-style-name="Table_20_Heading">
      <style:paragraph-properties fo:text-align="center" style:justify-single-word="false"/>
      <style:text-properties style:font-name="Gentium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runes-germanic-kern-cc" fo:font-size="16pt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style:font-name="Gentium" fo:font-size="16pt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style:font-name="Gentium" fo:font-size="16pt" style:font-size-asian="16pt" style:font-size-complex="16pt"/>
    </style:style>
    <style:style style:name="P6" style:family="paragraph" style:parent-style-name="Table_20_Heading">
      <style:paragraph-properties fo:text-align="center" style:justify-single-word="false"/>
      <style:text-properties style:font-name="Gentium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rmanic runes</text:p>
      <table:table table:name="GermanicRunes" table:style-name="GermanicRunes">
        <table:table-column table:style-name="GermanicRunes.A" table:number-columns-repeated="3"/>
        <table:table-column table:style-name="GermanicRunes.D"/>
        <table:table-column table:style-name="GermanicRunes.A" table:number-columns-repeated="2"/>
        <table:table-column table:style-name="GermanicRunes.G"/>
        <table:table-column table:style-name="GermanicRunes.D"/>
        <table:table-header-rows>
          <table:table-row>
            <table:table-cell table:style-name="GermanicRunes.A1" office:value-type="string">
              <text:p text:style-name="P2">rune</text:p>
            </table:table-cell>
            <table:table-cell table:style-name="GermanicRunes.A1" office:value-type="string">
              <text:p text:style-name="P2">name</text:p>
            </table:table-cell>
            <table:table-cell table:style-name="GermanicRunes.A1" table:number-columns-spanned="2" office:value-type="string">
              <text:p text:style-name="P2">romanisation</text:p>
            </table:table-cell>
            <table:covered-table-cell/>
            <table:table-cell table:style-name="GermanicRunes.E1" office:value-type="string">
              <text:p text:style-name="P2">rune</text:p>
            </table:table-cell>
            <table:table-cell table:style-name="GermanicRunes.A1" office:value-type="string">
              <text:p text:style-name="P2">name</text:p>
            </table:table-cell>
            <table:table-cell table:style-name="GermanicRunes.G1" table:number-columns-spanned="2" office:value-type="string">
              <text:p text:style-name="P2">romanisation</text:p>
            </table:table-cell>
            <table:covered-table-cell/>
          </table:table-row>
        </table:table-header-rows>
        <table:table-row>
          <table:table-cell table:style-name="GermanicRunes.A2" office:value-type="string">
            <text:p text:style-name="P3">f</text:p>
          </table:table-cell>
          <table:table-cell table:style-name="GermanicRunes.A2" office:value-type="string">
            <text:p text:style-name="P4">fehu</text:p>
          </table:table-cell>
          <table:table-cell table:style-name="GermanicRunes.A2" office:value-type="string">
            <text:p text:style-name="P4">f</text:p>
          </table:table-cell>
          <table:table-cell table:style-name="GermanicRunes.A2" office:value-type="string">
            <text:p text:style-name="P4">f</text:p>
          </table:table-cell>
          <table:table-cell table:style-name="GermanicRunes.E2" office:value-type="string">
            <text:p text:style-name="P3">I</text:p>
          </table:table-cell>
          <table:table-cell table:style-name="GermanicRunes.A2" office:value-type="string">
            <text:p text:style-name="P4">eiþwaz</text:p>
          </table:table-cell>
          <table:table-cell table:style-name="GermanicRunes.A2" office:value-type="string">
            <text:p text:style-name="P4">ï</text:p>
          </table:table-cell>
          <table:table-cell table:style-name="GermanicRunes.H2" office:value-type="string">
            <text:p text:style-name="P4">I</text:p>
          </table:table-cell>
        </table:table-row>
        <table:table-row>
          <table:table-cell table:style-name="GermanicRunes.A2" office:value-type="string">
            <text:p text:style-name="P3">u</text:p>
          </table:table-cell>
          <table:table-cell table:style-name="GermanicRunes.A2" office:value-type="string">
            <text:p text:style-name="P4">ūruz</text:p>
          </table:table-cell>
          <table:table-cell table:style-name="GermanicRunes.A2" office:value-type="string">
            <text:p text:style-name="P4">u / v</text:p>
          </table:table-cell>
          <table:table-cell table:style-name="GermanicRunes.A2" office:value-type="string">
            <text:p text:style-name="P4">u</text:p>
          </table:table-cell>
          <table:table-cell table:style-name="GermanicRunes.E2" office:value-type="string">
            <text:p text:style-name="P3">p</text:p>
          </table:table-cell>
          <table:table-cell table:style-name="GermanicRunes.A2" office:value-type="string">
            <text:p text:style-name="P4">perþ</text:p>
          </table:table-cell>
          <table:table-cell table:style-name="GermanicRunes.A2" office:value-type="string">
            <text:p text:style-name="P4">p</text:p>
          </table:table-cell>
          <table:table-cell table:style-name="GermanicRunes.H2" office:value-type="string">
            <text:p text:style-name="P4">p</text:p>
          </table:table-cell>
        </table:table-row>
        <table:table-row>
          <table:table-cell table:style-name="GermanicRunes.A2" office:value-type="string">
            <text:p text:style-name="P3">T</text:p>
          </table:table-cell>
          <table:table-cell table:style-name="GermanicRunes.A2" office:value-type="string">
            <text:p text:style-name="P4">þuriaz</text:p>
          </table:table-cell>
          <table:table-cell table:style-name="GermanicRunes.A2" office:value-type="string">
            <text:p text:style-name="P4">th</text:p>
          </table:table-cell>
          <table:table-cell table:style-name="GermanicRunes.A2" office:value-type="string">
            <text:p text:style-name="P4">T</text:p>
          </table:table-cell>
          <table:table-cell table:style-name="GermanicRunes.E2" office:value-type="string">
            <text:p text:style-name="P3">z</text:p>
          </table:table-cell>
          <table:table-cell table:style-name="GermanicRunes.A2" office:value-type="string">
            <text:p text:style-name="P4">algiz</text:p>
          </table:table-cell>
          <table:table-cell table:style-name="GermanicRunes.A2" office:value-type="string">
            <text:p text:style-name="P4">z /r</text:p>
          </table:table-cell>
          <table:table-cell table:style-name="GermanicRunes.H2" office:value-type="string">
            <text:p text:style-name="P4">z</text:p>
          </table:table-cell>
        </table:table-row>
        <table:table-row>
          <table:table-cell table:style-name="GermanicRunes.A2" office:value-type="string">
            <text:p text:style-name="P3">a</text:p>
          </table:table-cell>
          <table:table-cell table:style-name="GermanicRunes.A2" office:value-type="string">
            <text:p text:style-name="P4">ansuz</text:p>
          </table:table-cell>
          <table:table-cell table:style-name="GermanicRunes.A2" office:value-type="string">
            <text:p text:style-name="P4">a</text:p>
          </table:table-cell>
          <table:table-cell table:style-name="GermanicRunes.A2" office:value-type="string">
            <text:p text:style-name="P4">a</text:p>
          </table:table-cell>
          <table:table-cell table:style-name="GermanicRunes.E2" office:value-type="string">
            <text:p text:style-name="P3">s</text:p>
          </table:table-cell>
          <table:table-cell table:style-name="GermanicRunes.A2" office:value-type="string">
            <text:p text:style-name="P4">sōwelō</text:p>
          </table:table-cell>
          <table:table-cell table:style-name="GermanicRunes.A2" office:value-type="string">
            <text:p text:style-name="P4">s</text:p>
          </table:table-cell>
          <table:table-cell table:style-name="GermanicRunes.H2" office:value-type="string">
            <text:p text:style-name="P4">s</text:p>
          </table:table-cell>
        </table:table-row>
        <table:table-row>
          <table:table-cell table:style-name="GermanicRunes.A2" office:value-type="string">
            <text:p text:style-name="P3">r</text:p>
          </table:table-cell>
          <table:table-cell table:style-name="GermanicRunes.A2" office:value-type="string">
            <text:p text:style-name="P4">raiþō</text:p>
          </table:table-cell>
          <table:table-cell table:style-name="GermanicRunes.A2" office:value-type="string">
            <text:p text:style-name="P4">r</text:p>
          </table:table-cell>
          <table:table-cell table:style-name="GermanicRunes.A2" office:value-type="string">
            <text:p text:style-name="P4">r</text:p>
          </table:table-cell>
          <table:table-cell table:style-name="GermanicRunes.E2" office:value-type="string">
            <text:p text:style-name="P3">t</text:p>
          </table:table-cell>
          <table:table-cell table:style-name="GermanicRunes.A2" office:value-type="string">
            <text:p text:style-name="P4">teiwaz</text:p>
          </table:table-cell>
          <table:table-cell table:style-name="GermanicRunes.A2" office:value-type="string">
            <text:p text:style-name="P4">t</text:p>
          </table:table-cell>
          <table:table-cell table:style-name="GermanicRunes.H2" office:value-type="string">
            <text:p text:style-name="P4">t</text:p>
          </table:table-cell>
        </table:table-row>
        <table:table-row>
          <table:table-cell table:style-name="GermanicRunes.A2" office:value-type="string">
            <text:p text:style-name="P3">k</text:p>
          </table:table-cell>
          <table:table-cell table:style-name="GermanicRunes.A2" office:value-type="string">
            <text:p text:style-name="P4">kēnaz</text:p>
          </table:table-cell>
          <table:table-cell table:style-name="GermanicRunes.A2" office:value-type="string">
            <text:p text:style-name="P4">k</text:p>
          </table:table-cell>
          <table:table-cell table:style-name="GermanicRunes.A2" office:value-type="string">
            <text:p text:style-name="P4">k</text:p>
          </table:table-cell>
          <table:table-cell table:style-name="GermanicRunes.E2" office:value-type="string">
            <text:p text:style-name="P3">b</text:p>
          </table:table-cell>
          <table:table-cell table:style-name="GermanicRunes.A2" office:value-type="string">
            <text:p text:style-name="P4">berkana</text:p>
          </table:table-cell>
          <table:table-cell table:style-name="GermanicRunes.A2" office:value-type="string">
            <text:p text:style-name="P4">b</text:p>
          </table:table-cell>
          <table:table-cell table:style-name="GermanicRunes.H2" office:value-type="string">
            <text:p text:style-name="P4">b</text:p>
          </table:table-cell>
        </table:table-row>
        <table:table-row>
          <table:table-cell table:style-name="GermanicRunes.A2" office:value-type="string">
            <text:p text:style-name="P3">g</text:p>
          </table:table-cell>
          <table:table-cell table:style-name="GermanicRunes.A2" office:value-type="string">
            <text:p text:style-name="P4">gebō</text:p>
          </table:table-cell>
          <table:table-cell table:style-name="GermanicRunes.A2" office:value-type="string">
            <text:p text:style-name="P4">g</text:p>
          </table:table-cell>
          <table:table-cell table:style-name="GermanicRunes.A2" office:value-type="string">
            <text:p text:style-name="P4">g</text:p>
          </table:table-cell>
          <table:table-cell table:style-name="GermanicRunes.E2" office:value-type="string">
            <text:p text:style-name="P3">e</text:p>
          </table:table-cell>
          <table:table-cell table:style-name="GermanicRunes.A2" office:value-type="string">
            <text:p text:style-name="P4">ehwaz</text:p>
          </table:table-cell>
          <table:table-cell table:style-name="GermanicRunes.A2" office:value-type="string">
            <text:p text:style-name="P4">e</text:p>
          </table:table-cell>
          <table:table-cell table:style-name="GermanicRunes.H2" office:value-type="string">
            <text:p text:style-name="P4">e</text:p>
          </table:table-cell>
        </table:table-row>
        <table:table-row>
          <table:table-cell table:style-name="GermanicRunes.A2" office:value-type="string">
            <text:p text:style-name="P3">w</text:p>
          </table:table-cell>
          <table:table-cell table:style-name="GermanicRunes.A2" office:value-type="string">
            <text:p text:style-name="P4">wunjō</text:p>
          </table:table-cell>
          <table:table-cell table:style-name="GermanicRunes.A2" office:value-type="string">
            <text:p text:style-name="P4">w</text:p>
          </table:table-cell>
          <table:table-cell table:style-name="GermanicRunes.A2" office:value-type="string">
            <text:p text:style-name="P4">w</text:p>
          </table:table-cell>
          <table:table-cell table:style-name="GermanicRunes.E2" office:value-type="string">
            <text:p text:style-name="P3">m</text:p>
          </table:table-cell>
          <table:table-cell table:style-name="GermanicRunes.A2" office:value-type="string">
            <text:p text:style-name="P4">mannaz</text:p>
          </table:table-cell>
          <table:table-cell table:style-name="GermanicRunes.A2" office:value-type="string">
            <text:p text:style-name="P4">m</text:p>
          </table:table-cell>
          <table:table-cell table:style-name="GermanicRunes.H2" office:value-type="string">
            <text:p text:style-name="P4">m</text:p>
          </table:table-cell>
        </table:table-row>
        <table:table-row>
          <table:table-cell table:style-name="GermanicRunes.A2" office:value-type="string">
            <text:p text:style-name="P3">h</text:p>
          </table:table-cell>
          <table:table-cell table:style-name="GermanicRunes.A2" office:value-type="string">
            <text:p text:style-name="P4">hagalaz</text:p>
          </table:table-cell>
          <table:table-cell table:style-name="GermanicRunes.A2" office:value-type="string">
            <text:p text:style-name="P4">h</text:p>
          </table:table-cell>
          <table:table-cell table:style-name="GermanicRunes.A2" office:value-type="string">
            <text:p text:style-name="P4">h</text:p>
          </table:table-cell>
          <table:table-cell table:style-name="GermanicRunes.E2" office:value-type="string">
            <text:p text:style-name="P3">l</text:p>
          </table:table-cell>
          <table:table-cell table:style-name="GermanicRunes.A2" office:value-type="string">
            <text:p text:style-name="P4">laguz</text:p>
          </table:table-cell>
          <table:table-cell table:style-name="GermanicRunes.A2" office:value-type="string">
            <text:p text:style-name="P4">l</text:p>
          </table:table-cell>
          <table:table-cell table:style-name="GermanicRunes.H2" office:value-type="string">
            <text:p text:style-name="P4">l</text:p>
          </table:table-cell>
        </table:table-row>
        <table:table-row>
          <table:table-cell table:style-name="GermanicRunes.A2" office:value-type="string">
            <text:p text:style-name="P3">n</text:p>
          </table:table-cell>
          <table:table-cell table:style-name="GermanicRunes.A2" office:value-type="string">
            <text:p text:style-name="P4">nauþiz</text:p>
          </table:table-cell>
          <table:table-cell table:style-name="GermanicRunes.A2" office:value-type="string">
            <text:p text:style-name="P4">n</text:p>
          </table:table-cell>
          <table:table-cell table:style-name="GermanicRunes.A2" office:value-type="string">
            <text:p text:style-name="P4">n</text:p>
          </table:table-cell>
          <table:table-cell table:style-name="GermanicRunes.E2" office:value-type="string">
            <text:p text:style-name="P3">N</text:p>
          </table:table-cell>
          <table:table-cell table:style-name="GermanicRunes.A2" office:value-type="string">
            <text:p text:style-name="P4">inguz</text:p>
          </table:table-cell>
          <table:table-cell table:style-name="GermanicRunes.A2" office:value-type="string">
            <text:p text:style-name="P4">ng</text:p>
          </table:table-cell>
          <table:table-cell table:style-name="GermanicRunes.H2" office:value-type="string">
            <text:p text:style-name="P4">N</text:p>
          </table:table-cell>
        </table:table-row>
        <table:table-row>
          <table:table-cell table:style-name="GermanicRunes.A2" office:value-type="string">
            <text:p text:style-name="P3">i</text:p>
          </table:table-cell>
          <table:table-cell table:style-name="GermanicRunes.A2" office:value-type="string">
            <text:p text:style-name="P4">isa</text:p>
          </table:table-cell>
          <table:table-cell table:style-name="GermanicRunes.A2" office:value-type="string">
            <text:p text:style-name="P4">i</text:p>
          </table:table-cell>
          <table:table-cell table:style-name="GermanicRunes.A2" office:value-type="string">
            <text:p text:style-name="P4">i</text:p>
          </table:table-cell>
          <table:table-cell table:style-name="GermanicRunes.E2" office:value-type="string">
            <text:p text:style-name="P3">o</text:p>
          </table:table-cell>
          <table:table-cell table:style-name="GermanicRunes.A2" office:value-type="string">
            <text:p text:style-name="P4">ōthila</text:p>
          </table:table-cell>
          <table:table-cell table:style-name="GermanicRunes.A2" office:value-type="string">
            <text:p text:style-name="P4">o</text:p>
          </table:table-cell>
          <table:table-cell table:style-name="GermanicRunes.H2" office:value-type="string">
            <text:p text:style-name="P4">o</text:p>
          </table:table-cell>
        </table:table-row>
        <table:table-row>
          <table:table-cell table:style-name="GermanicRunes.A2" office:value-type="string">
            <text:p text:style-name="P3">j J</text:p>
          </table:table-cell>
          <table:table-cell table:style-name="GermanicRunes.A2" office:value-type="string">
            <text:p text:style-name="P4">jera</text:p>
          </table:table-cell>
          <table:table-cell table:style-name="GermanicRunes.A2" office:value-type="string">
            <text:p text:style-name="P4">j</text:p>
          </table:table-cell>
          <table:table-cell table:style-name="GermanicRunes.A2" office:value-type="string">
            <text:p text:style-name="P4">j / J</text:p>
          </table:table-cell>
          <table:table-cell table:style-name="GermanicRunes.E2" office:value-type="string">
            <text:p text:style-name="P3">d</text:p>
          </table:table-cell>
          <table:table-cell table:style-name="GermanicRunes.A2" office:value-type="string">
            <text:p text:style-name="P4">dagaz</text:p>
          </table:table-cell>
          <table:table-cell table:style-name="GermanicRunes.A2" office:value-type="string">
            <text:p text:style-name="P4">d</text:p>
          </table:table-cell>
          <table:table-cell table:style-name="GermanicRunes.H2" office:value-type="string">
            <text:p text:style-name="P4">d</text:p>
          </table:table-cell>
        </table:table-row>
      </table:table>
      <text:p text:style-name="P5"/>
      <text:p text:style-name="P5">Punctuation: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6">symbol</text:p>
            </table:table-cell>
            <table:table-cell table:style-name="Table1.A1" office:value-type="string">
              <text:p text:style-name="P6">glyph</text:p>
            </table:table-cell>
            <table:table-cell table:style-name="Table1.C1" office:value-type="string">
              <text:p text:style-name="P6">key</text:p>
            </table:table-cell>
          </table:table-row>
        </table:table-header-rows>
        <table:table-row>
          <table:table-cell table:style-name="Table1.A2" office:value-type="string">
            <text:p text:style-name="P4">opening prime</text:p>
          </table:table-cell>
          <table:table-cell table:style-name="Table1.A2" office:value-type="string">
            <text:p text:style-name="P3">:</text:p>
          </table:table-cell>
          <table:table-cell table:style-name="Table1.C2" office:value-type="string">
            <text:p text:style-name="P4">:</text:p>
          </table:table-cell>
        </table:table-row>
        <table:table-row>
          <table:table-cell table:style-name="Table1.A2" office:value-type="string">
            <text:p text:style-name="P4">closing prime</text:p>
          </table:table-cell>
          <table:table-cell table:style-name="Table1.A2" office:value-type="string">
            <text:p text:style-name="P3">;</text:p>
          </table:table-cell>
          <table:table-cell table:style-name="Table1.C2" office:value-type="string">
            <text:p text:style-name="P4">;</text:p>
          </table:table-cell>
        </table:table-row>
        <table:table-row>
          <table:table-cell table:style-name="Table1.A2" office:value-type="string">
            <text:p text:style-name="P4">twin dot</text:p>
          </table:table-cell>
          <table:table-cell table:style-name="Table1.A2" office:value-type="string">
            <text:p text:style-name="P3">,</text:p>
          </table:table-cell>
          <table:table-cell table:style-name="Table1.C2" office:value-type="string">
            <text:p text:style-name="P4">,</text:p>
          </table:table-cell>
        </table:table-row>
        <table:table-row>
          <table:table-cell table:style-name="Table1.A2" office:value-type="string">
            <text:p text:style-name="P4">centre dot</text:p>
          </table:table-cell>
          <table:table-cell table:style-name="Table1.A2" office:value-type="string">
            <text:p text:style-name="P3">.</text:p>
          </table:table-cell>
          <table:table-cell table:style-name="Table1.C2" office:value-type="string">
            <text:p text:style-name="P4">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/>
    <style:font-face style:name="Perpetua" svg:font-family="Perpetua"/>
    <style:font-face style:name="Tahoma" svg:font-family="Tahoma"/>
    <style:font-face style:name="CloisterOpenFace BT" svg:font-family="'CloisterOpenFace BT'" style:font-pitch="variable"/>
    <style:font-face style:name="Gentium" svg:font-family="Gentium" style:font-pitch="variable"/>
    <style:font-face style:name="runes-germanic-kern-cc" svg:font-family="runes-germanic-kern-cc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ja" style:country-asian="JP" style:font-size-complex="12pt" style:language-complex="ta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Perpetua" fo:font-size="12pt" fo:language="en" fo:country="GB" style:font-name-asian="Lucida Sans Unicode" style:font-size-asian="12pt" style:language-asian="ja" style:country-asian="JP" style:font-name-complex="Tahoma" style:font-size-complex="12pt" style:language-complex="ta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erpetua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Perpetua" style:font-name-asian="Lucida Sans Unicode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erpetua" fo:font-size="10pt" fo:font-style="italic" style:font-name-asian="Lucida Sans Unicode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erpetua" style:font-name-asian="Lucida Sans Unicode" style:font-name-complex="Tahoma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initial-creator>Yasuo Hiroshi</meta:initial-creator>
    <meta:creation-date>2006-04-15T15:45:28</meta:creation-date>
    <dc:creator>Faolan Aodfin</dc:creator>
    <dc:date>2006-07-06T16:36:00</dc:date>
    <dc:language>en-GB</dc:language>
    <meta:editing-cycles>6</meta:editing-cycles>
    <meta:editing-duration>PT22M59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19" meta:word-count="120" meta:character-count="343"/>
  </office:meta>
</office:document-meta>
</file>